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18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19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25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9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30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Noto Mono" fo:font-weight="bold" officeooo:rsid="002bb61c" officeooo:paragraph-rsid="002bb61c" fo:background-color="#ffff00" style:font-weight-asian="bold" style:font-weight-complex="bold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38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39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40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41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42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43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49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58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59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0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ff79c6" fo:font-size="12pt"/>
    </style:style>
    <style:style style:name="T5" style:family="text">
      <style:text-properties fo:color="#e1e1e6"/>
    </style:style>
    <style:style style:name="T6" style:family="text">
      <style:text-properties fo:color="#e1e1e6" fo:font-size="10pt" style:font-size-asian="10pt" style:font-size-complex="10pt"/>
    </style:style>
    <style:style style:name="T7" style:family="text">
      <style:text-properties fo:color="#e1e1e6" fo:font-size="12pt"/>
    </style:style>
    <style:style style:name="T8" style:family="text">
      <style:text-properties fo:color="#e7de79"/>
    </style:style>
    <style:style style:name="T9" style:family="text">
      <style:text-properties fo:color="#67e480"/>
    </style:style>
    <style:style style:name="T10" style:family="text">
      <style:text-properties fo:color="#67e480" fo:font-size="10pt" style:font-size-asian="10pt" style:font-size-complex="10pt"/>
    </style:style>
    <style:style style:name="T11" style:family="text">
      <style:text-properties fo:color="#67e480" fo:font-size="12pt"/>
    </style:style>
    <style:style style:name="T12" style:family="text">
      <style:text-properties fo:color="#78d1e1"/>
    </style:style>
    <style:style style:name="T13" style:family="text">
      <style:text-properties fo:color="#78d1e1" fo:font-size="12pt"/>
    </style:style>
    <style:style style:name="T14" style:family="text">
      <style:text-properties fo:color="#5a4b81"/>
    </style:style>
    <style:style style:name="T15" style:family="text">
      <style:text-properties fo:color="#5a4b81" fo:font-size="12pt"/>
    </style:style>
    <style:style style:name="T16" style:family="text">
      <style:text-properties officeooo:rsid="002890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a xlink:type="simple" xlink:href="https://www.notion.so/pt-br" text:style-name="Internet_20_link" text:visited-style-name="Visited_20_Internet_20_Link">https://www.notion.so/pt-br</text:a></text:p>
      <text:p text:style-name="P17"/>
      <text:p text:style-name="P1">LAUNCHBASE</text:p>
      <text:p text:style-name="P1">Fase 01</text:p>
      <text:p text:style-name="P1">Preparação e Estudos</text:p>
      <text:list xml:id="list102851698" text:style-name="L1">
        <text:list-item>
          <text:p text:style-name="P28">Instruções Básicas</text:p>
        </text:list-item>
        <text:list-item>
          <text:p text:style-name="P28">Fortalecendo sua mentalidade</text:p>
        </text:list-item>
      </text:list>
      <text:p text:style-name="P9"/>
      <text:p text:style-name="P6">Como estudar?</text:p>
      <text:p text:style-name="P9"/>
      <text:list xml:id="list3402457782" text:style-name="L2">
        <text:list-item>
          <text:list>
            <text:list-item>
              <text:p text:style-name="P36">Não estude o mínimo Necessário, faça mais do que o que foi pedido;</text:p>
            </text:list-item>
            <text:list-item>
              <text:p text:style-name="P36">Aprenda a ser pesquisador e não seguir somente receita;</text:p>
            </text:list-item>
            <text:list-item>
              <text:p text:style-name="P36">Aprenda a se desafiar;</text:p>
            </text:list-item>
            <text:list-item>
              <text:p text:style-name="P36">Pode ser simples, mas não vai ser fácil;</text:p>
            </text:list-item>
            <text:list-item>
              <text:p text:style-name="P36">Como você lida com a dor?</text:p>
            </text:list-item>
            <text:list-item>
              <text:p text:style-name="P36">Esforço;</text:p>
            </text:list-item>
            <text:list-item>
              <text:p text:style-name="P36">Você não precisa de mais material, você precisa aprender a estudar;</text:p>
            </text:list-item>
            <text:list-item>
              <text:p text:style-name="P36">Revisão/Repetição;</text:p>
            </text:list-item>
            <text:list-item>
              <text:p text:style-name="P36">Comparações x Evolução;</text:p>
            </text:list-item>
            <text:list-item>
              <text:p text:style-name="P36">Controle de ansiedade:</text:p>
              <text:list>
                <text:list-item>
                  <text:p text:style-name="P36">Medo do desconhecido;</text:p>
                </text:list-item>
                <text:list-item>
                  <text:p text:style-name="P36">Querer chegar logo no destino;</text:p>
                  <text:list>
                    <text:list-item>
                      <text:p text:style-name="P36">Maratona x Corrida de 100 metros;</text:p>
                    </text:list-item>
                  </text:list>
                </text:list-item>
                <text:list-item>
                  <text:p text:style-name="P36">Quebre em pequenos pedaços;</text:p>
                </text:list-item>
                <text:list-item>
                  <text:p text:style-name="P36">uso de ferramentas: Checklist, Mapa mental (Notion.so, Whimsical).</text:p>
                </text:list-item>
              </text:list>
            </text:list-item>
          </text:list>
        </text:list-item>
      </text:list>
      <text:p text:style-name="P9"/>
      <text:p text:style-name="P9"/>
      <text:list xml:id="list232351243653135" text:continue-list="list102851698" text:style-name="L1">
        <text:list-item>
          <text:p text:style-name="P28">Cronograma de Estudos(conceitos)</text:p>
        </text:list-item>
      </text:list>
      <text:p text:style-name="P10"/>
      <text:list xml:id="list195725184" text:style-name="L3">
        <text:list-item>
          <text:p text:style-name="P37">Você precis ter um tempo separado para estudo;</text:p>
        </text:list-item>
        <text:list-item>
          <text:p text:style-name="P37">Concentração x Interrupções;</text:p>
        </text:list-item>
        <text:list-item>
          <text:p text:style-name="P37">Pomodoro.</text:p>
        </text:list-item>
      </text:list>
      <text:p text:style-name="P10"/>
      <text:list xml:id="list232350764172492" text:continue-list="list232351243653135" text:style-name="L1">
        <text:list-item>
          <text:p text:style-name="P28">Fixação de Conteúdo</text:p>
        </text:list-item>
      </text:list>
      <text:p text:style-name="P10"/>
      <text:list xml:id="list1897298846" text:style-name="L4">
        <text:list-item>
          <text:p text:style-name="P38">Assistir aula basta? Garantido que você vai perder tempo: Só assistir e não colocar em prática;</text:p>
        </text:list-item>
        <text:list-item>
          <text:p text:style-name="P38">Entender, Codar, Revisar, Repetir;</text:p>
        </text:list-item>
        <text:list-item>
          <text:p text:style-name="P38">Saber buscar respostas *google, seus próprios códigos;]Ajudar outros, explicar, debater em grupo;</text:p>
        </text:list-item>
        <text:list-item>
          <text:p text:style-name="P38">ENSINAR, Posts em blog, Vídeos, Podcasts;</text:p>
        </text:list-item>
        <text:list-item>
          <text:p text:style-name="P38">Projetos pessoais, prática, experiência</text:p>
        </text:list-item>
      </text:list>
      <text:p text:style-name="P10"/>
      <text:list xml:id="list232351592635497" text:continue-list="list232350764172492" text:style-name="L1">
        <text:list-item>
          <text:p text:style-name="P28">Resultado para a Carreira</text:p>
        </text:list-item>
      </text:list>
      <text:p text:style-name="P11"/>
      <text:list xml:id="list3525942396" text:style-name="L5">
        <text:list-item>
          <text:p text:style-name="P39">Não espere o certificado;</text:p>
        </text:list-item>
        <text:list-item>
          <text:p text:style-name="P39">Projetos no GitHub:</text:p>
          <text:list>
            <text:list-item>
              <text:p text:style-name="P39">README.md;</text:p>
            </text:list-item>
          </text:list>
        </text:list-item>
        <text:list-item>
          <text:p text:style-name="P39"><text:soft-page-break/>Arrume seu Linkedin:</text:p>
          <text:list>
            <text:list-item>
              <text:p text:style-name="P39">Sua apresentação pessoal, você é seu produto;</text:p>
            </text:list-item>
            <text:list-item>
              <text:p text:style-name="P39">Fotos, descrição, palavras chaves, posts semanais;</text:p>
            </text:list-item>
          </text:list>
        </text:list-item>
        <text:list-item>
          <text:p text:style-name="P39">Ajude outros em outras na nossa comunidade e em outras também;</text:p>
        </text:list-item>
        <text:list-item>
          <text:p text:style-name="P39">Você precisa ser visto.</text:p>
        </text:list-item>
      </text:list>
      <text:p text:style-name="P11"/>
      <text:list xml:id="list232350691664741" text:continue-list="list232351592635497" text:style-name="L1">
        <text:list-item>
          <text:p text:style-name="P28">Projetos Pessoais</text:p>
        </text:list-item>
      </text:list>
      <text:p text:style-name="P11"/>
      <text:list xml:id="list39844764" text:style-name="L6">
        <text:list-item>
          <text:p text:style-name="P40">Observe pessoas próximas a você e como você pode ajudar;</text:p>
        </text:list-item>
        <text:list-item>
          <text:p text:style-name="P40">Pequenos pedaços de um projeto grande;</text:p>
        </text:list-item>
        <text:list-item>
          <text:p text:style-name="P40">App ideias (github);</text:p>
        </text:list-item>
        <text:list-item>
          <text:p text:style-name="P40">MVP imediato;</text:p>
        </text:list-item>
        <text:list-item>
          <text:p text:style-name="P40">dribb<text:span text:style-name="T1">b</text:span>le / pinterest;</text:p>
        </text:list-item>
        <text:list-item>
          <text:p text:style-name="P40">figma para app / whimsical.</text:p>
        </text:list-item>
      </text:list>
      <text:p text:style-name="P11"/>
      <text:list xml:id="list232351260711741" text:continue-list="list232350691664741" text:style-name="L1">
        <text:list-item>
          <text:p text:style-name="P28">Cronograma na Prática</text:p>
        </text:list-item>
      </text:list>
      <text:p text:style-name="P12"/>
      <text:list xml:id="list2723938266" text:style-name="L7">
        <text:list-item>
          <text:p text:style-name="P41">Notion (Cronograma Semanal):</text:p>
          <text:list>
            <text:list-item>
              <text:p text:style-name="P41">/table full page;</text:p>
            </text:list-item>
            <text:list-item>
              <text:p text:style-name="P41">Dia da semana – Hora de início – Hora de término</text:p>
            </text:list-item>
          </text:list>
        </text:list-item>
        <text:list-item>
          <text:p text:style-name="P41">Cronograma da turma:</text:p>
          <text:list>
            <text:list-item>
              <text:p text:style-name="P41">/calendar;</text:p>
            </text:list-item>
            <text:list-item>
              <text:p text:style-name="P41">*Nenhum plano sobrevive ao campo de batalha;</text:p>
            </text:list-item>
            <text:list-item>
              <text:p text:style-name="P41">Faça o seu cronograma, e não siga o cronograma de liber</text:p>
            </text:list-item>
          </text:list>
        </text:list-item>
        <text:list-item>
          <text:p text:style-name="P41">Lista de tarefas;</text:p>
        </text:list-item>
        <text:list-item>
          <text:p text:style-name="P41">Mind Maps.</text:p>
        </text:list-item>
      </text:list>
      <text:p text:style-name="P12"/>
      <text:p text:style-name="P26">LAUNCHBASE</text:p>
      <text:p text:style-name="P2">Fase 01</text:p>
      <text:p text:style-name="P4">Ambiente de Desenvolvimento</text:p>
      <text:list xml:id="list1904887046" text:style-name="L8">
        <text:list-item>
          <text:p text:style-name="P29">Ambiente macOS</text:p>
        </text:list-item>
        <text:list-item>
          <text:p text:style-name="P29">Ambiente Windows</text:p>
        </text:list-item>
        <text:list-item>
          <text:p text:style-name="P29">Ambiente linux</text:p>
        </text:list-item>
      </text:list>
      <text:p text:style-name="P7"/>
      <text:p text:style-name="P7">Node.js</text:p>
      <text:p text:style-name="P7"/>
      <text:p text:style-name="P13">Para começar vamos instalar o Node.js para executar nossos códigos criados com JavaScript, para</text:p>
      <text:p text:style-name="P13">isso, de acordo com sua versão do Linux, utilize os passos de instalação abaixo:</text:p>
      <text:p text:style-name="P13"/>
      <text:p text:style-name="P13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3"/>
      <text:p text:style-name="P7">Visual Studio Code</text:p>
      <text:p text:style-name="P7"/>
      <text:p text:style-name="P13">Para escrever nosso código utilizaremos o Visual Studio Code, um editor de códigos muito completo,</text:p>
      <text:p text:style-name="P13">principalmente para JavaScript:</text:p>
      <text:p text:style-name="P13"/>
      <text:p text:style-name="P13"><text:a xlink:type="simple" xlink:href="https://code.visualstudio.com/download" text:style-name="Internet_20_link" text:visited-style-name="Visited_20_Internet_20_Link">https://code.visualstudio.com/download</text:a></text:p>
      <text:p text:style-name="P13"/>
      <text:p text:style-name="P7">Google Chrome</text:p>
      <text:p text:style-name="P13"/>
      <text:p text:style-name="P13">Para visualizar nossas aplicações iremos utilizar o browser Google Chrome:</text:p>
      <text:p text:style-name="P13"/>
      <text:p text:style-name="P13"><text:a xlink:type="simple" xlink:href="https://www.google.com/intl/pt-BR/chrome/" text:style-name="Internet_20_link" text:visited-style-name="Visited_20_Internet_20_Link">https://www.google.com/intl/pt-BR/chrome/</text:a></text:p>
      <text:p text:style-name="P13"/>
      <text:p text:style-name="P13"/>
      <text:p text:style-name="P27">LAUNCHBASE</text:p>
      <text:p text:style-name="P3">Fase 0<text:span text:style-name="T2">2</text:span></text:p>
      <text:p text:style-name="P5">Introdução à programação WEB</text:p>
      <text:list xml:id="list1155640120" text:style-name="L9">
        <text:list-item>
          <text:p text:style-name="P30">Iniciando com a programação web</text:p>
        </text:list-item>
      </text:list>
      <text:p text:style-name="P13"/>
      <text:p text:style-name="P7">O que é programação?</text:p>
      <text:list xml:id="list1460034885" text:style-name="L10">
        <text:list-item>
          <text:p text:style-name="P42">Ensinar o computador;</text:p>
        </text:list-item>
        <text:list-item>
          <text:p text:style-name="P42">Algoritmos</text:p>
          <text:list>
            <text:list-item>
              <text:p text:style-name="P42">Conjunto de regras;</text:p>
            </text:list-item>
          </text:list>
        </text:list-item>
        <text:list-item>
          <text:p text:style-name="P42">Softwares;</text:p>
        </text:list-item>
        <text:list-item>
          <text:p text:style-name="P42">Linguagem;</text:p>
        </text:list-item>
      </text:list>
      <text:p text:style-name="P8">Linguagens de Programação:</text:p>
      <text:list xml:id="list232350367743269" text:continue-numbering="true" text:style-name="L10">
        <text:list-item>
          <text:p text:style-name="P43">Diversas:</text:p>
          <text:list>
            <text:list-item>
              <text:p text:style-name="P43">Python;</text:p>
            </text:list-item>
            <text:list-item>
              <text:p text:style-name="P43">Java;</text:p>
            </text:list-item>
            <text:list-item>
              <text:p text:style-name="P43">PHP;</text:p>
            </text:list-item>
            <text:list-item>
              <text:p text:style-name="P43">JavaScript.</text:p>
            </text:list-item>
          </text:list>
        </text:list-item>
        <text:list-item>
          <text:p text:style-name="P43">Tipos de aplicativos:</text:p>
          <text:list>
            <text:list-item>
              <text:p text:style-name="P43">Desktop;</text:p>
            </text:list-item>
            <text:list-item>
              <text:p text:style-name="P43">Web;</text:p>
            </text:list-item>
            <text:list-item>
              <text:p text:style-name="P43">Mobile.</text:p>
            </text:list-item>
          </text:list>
        </text:list-item>
      </text:list>
      <text:p text:style-name="P8">Por que JavaScript?</text:p>
      <text:list xml:id="list232351465252750" text:continue-numbering="true" text:style-name="L10">
        <text:list-item>
          <text:list>
            <text:list-item>
              <text:p text:style-name="P43">Moderna:</text:p>
              <text:list>
                <text:list-item>
                  <text:p text:style-name="P43">Comunidade;</text:p>
                </text:list-item>
                <text:list-item>
                  <text:p text:style-name="P43">Popularidade</text:p>
                </text:list-item>
              </text:list>
            </text:list-item>
            <text:list-item>
              <text:p text:style-name="P43">Está em todos os lugares;</text:p>
            </text:list-item>
            <text:list-item>
              <text:p text:style-name="P43">Fácil:</text:p>
              <text:list>
                <text:list-item>
                  <text:p text:style-name="P43">De escrever;</text:p>
                </text:list-item>
                <text:list-item>
                  <text:p text:style-name="P43">De aprender.</text:p>
                </text:list-item>
              </text:list>
            </text:list-item>
          </text:list>
        </text:list-item>
      </text:list>
      <text:p text:style-name="P8">Como programar?</text:p>
      <text:list xml:id="list232350982701593" text:continue-numbering="true" text:style-name="L10">
        <text:list-item>
          <text:list>
            <text:list-item>
              <text:list>
                <text:list-item>
                  <text:p text:style-name="P43">Aprender a linguagem;</text:p>
                </text:list-item>
                <text:list-item>
                  <text:p text:style-name="P43">Ter um ambiente de desenvolvimento;</text:p>
                </text:list-item>
                <text:list-item>
                  <text:p text:style-name="P43">Codar!</text:p>
                </text:list-item>
              </text:list>
            </text:list-item>
          </text:list>
        </text:list-item>
      </text:list>
      <text:p text:style-name="P13"/>
      <text:list xml:id="list232351407796970" text:continue-list="list1155640120" text:style-name="L9">
        <text:list-item>
          <text:p text:style-name="P30">Iniciando no JavaScript</text:p>
        </text:list-item>
      </text:list>
      <text:p text:style-name="P14"/>
      <text:p text:style-name="P20"><text:span text:style-name="T3">const</text:span> nome <text:span text:style-name="T3">=</text:span> <text:span text:style-name="T8">'Thiago Bootcamp'</text:span></text:p>
      <text:p text:style-name="P18"><text:span text:style-name="T6">console.</text:span><text:span text:style-name="T10">log</text:span><text:span text:style-name="T6">(nome)</text:span></text:p>
      <text:p text:style-name="P14"/>
      <text:list xml:id="list232350123725697" text:continue-numbering="true" text:style-name="L9">
        <text:list-item>
          <text:p text:style-name="P30">Comentários, Strings e Numbers</text:p>
        </text:list-item>
      </text:list>
      <text:p text:style-name="P15"/>
      <text:p text:style-name="P23">// Criar um programa que calcula a média</text:p>
      <text:p text:style-name="P24">// das notas entre alunos e envia</text:p>
      <text:p text:style-name="P24">// mensagem do cálculo da média.</text:p>
      <text:p text:style-name="P25"/>
      <text:p text:style-name="P22"><text:span text:style-name="T3">const</text:span> aluno01 <text:span text:style-name="T3">=</text:span> <text:span text:style-name="T8">'Thiago'</text:span></text:p>
      <text:p text:style-name="P22"><text:span text:style-name="T3">const</text:span> aluno02 <text:span text:style-name="T3">=</text:span> <text:span text:style-name="T8">"Carlos"</text:span></text:p>
      <text:p text:style-name="P22"><text:span text:style-name="T3">const</text:span> aluno03 <text:span text:style-name="T3">=</text:span> <text:span text:style-name="T8">`Valeska e </text:span><text:span text:style-name="T3">${</text:span>aluno01<text:span text:style-name="T3">}</text:span><text:span text:style-name="T8">`</text:span></text:p>
      <text:p text:style-name="P22"><text:span text:style-name="T3">const</text:span> notaAluno01 <text:span text:style-name="T3">=</text:span> <text:span text:style-name="T12">9.8</text:span></text:p>
      <text:p text:style-name="P22"><text:span text:style-name="T3">const</text:span> notaAluno02 <text:span text:style-name="T3">=</text:span> <text:span text:style-name="T12">10</text:span></text:p>
      <text:p text:style-name="P25"><text:soft-page-break/></text:p>
      <text:p text:style-name="P22">console.<text:span text:style-name="T9">log</text:span>(aluno03)</text:p>
      <text:p text:style-name="P22">console.<text:span text:style-name="T9">log</text:span>(<text:span text:style-name="T3">typeof</text:span> aluno01)</text:p>
      <text:p text:style-name="P19"><text:span text:style-name="T5">console.</text:span><text:span text:style-name="T9">log</text:span><text:span text:style-name="T5">(</text:span><text:span text:style-name="T3">typeof</text:span><text:span text:style-name="T5"> notaAluno01)</text:span></text:p>
      <text:p text:style-name="P15"/>
      <text:list xml:id="list232350495158175" text:continue-numbering="true" text:style-name="L9">
        <text:list-item>
          <text:p text:style-name="P30">Fazendo cálculos com JavaScript</text:p>
        </text:list-item>
      </text:list>
      <text:p text:style-name="P16"/>
      <text:p text:style-name="P21"><text:span text:style-name="T3">const</text:span> aluno01 <text:span text:style-name="T3">=</text:span> <text:span text:style-name="T8">'Thiago'</text:span></text:p>
      <text:p text:style-name="P22"><text:span text:style-name="T3">const</text:span> aluno02 <text:span text:style-name="T3">=</text:span> <text:span text:style-name="T8">'Carlos'</text:span></text:p>
      <text:p text:style-name="P22"><text:span text:style-name="T3">const</text:span> aluno03 <text:span text:style-name="T3">=</text:span> <text:span text:style-name="T8">'Fulano'</text:span></text:p>
      <text:p text:style-name="P22"><text:span text:style-name="T3">const</text:span> notaAluno01 <text:span text:style-name="T3">=</text:span> <text:span text:style-name="T12">9.8</text:span></text:p>
      <text:p text:style-name="P22"><text:span text:style-name="T3">const</text:span> notaAluno02 <text:span text:style-name="T3">=</text:span> <text:span text:style-name="T12">10</text:span></text:p>
      <text:p text:style-name="P22"><text:span text:style-name="T3">const</text:span> notaAluno03 <text:span text:style-name="T3">=</text:span> <text:span text:style-name="T12">2</text:span></text:p>
      <text:p text:style-name="P25"/>
      <text:p text:style-name="P22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12">3</text:span></text:p>
      <text:p text:style-name="P25"/>
      <text:p text:style-name="P19"><text:span text:style-name="T5">console.</text:span><text:span text:style-name="T9">log</text:span><text:span text:style-name="T5">(media)</text:span></text:p>
      <text:p text:style-name="P16"/>
      <text:list xml:id="list232350363664866" text:continue-numbering="true" text:style-name="L9">
        <text:list-item>
          <text:p text:style-name="P30">Condicionais</text:p>
        </text:list-item>
      </text:list>
      <text:p text:style-name="P16"/>
      <text:p text:style-name="P21"><text:span text:style-name="T3">const</text:span> aluno01 <text:span text:style-name="T3">=</text:span> <text:span text:style-name="T8">'Thiago'</text:span></text:p>
      <text:p text:style-name="P22"><text:span text:style-name="T3">const</text:span> notaAluno01 <text:span text:style-name="T3">=</text:span> <text:span text:style-name="T12">9.8</text:span></text:p>
      <text:p text:style-name="P25"/>
      <text:p text:style-name="P22"><text:span text:style-name="T3">const</text:span> aluno02 <text:span text:style-name="T3">=</text:span> <text:span text:style-name="T8">'Carlos'</text:span></text:p>
      <text:p text:style-name="P22"><text:span text:style-name="T3">const</text:span> notaAluno02 <text:span text:style-name="T3">=</text:span> <text:span text:style-name="T12">10</text:span></text:p>
      <text:p text:style-name="P25"/>
      <text:p text:style-name="P22"><text:span text:style-name="T3">const</text:span> aluno03 <text:span text:style-name="T3">=</text:span> <text:span text:style-name="T8">'Fulano'</text:span></text:p>
      <text:p text:style-name="P22"><text:span text:style-name="T3">const</text:span> notaAluno03 <text:span text:style-name="T3">=</text:span> <text:span text:style-name="T12">2</text:span></text:p>
      <text:p text:style-name="P25"/>
      <text:p text:style-name="P22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12">3</text:span></text:p>
      <text:p text:style-name="P25"/>
      <text:p text:style-name="P24">// Se a média for maior que 5, parabenizar a turma</text:p>
      <text:p text:style-name="P22"><text:span text:style-name="T3">if</text:span> (media <text:span text:style-name="T3">&gt;</text:span> <text:span text:style-name="T12">5</text:span>) {</text:p>
      <text:p text:style-name="P22"><text:tab/>console.<text:span text:style-name="T9">log</text:span>(<text:span text:style-name="T8">`A média foi de </text:span><text:span text:style-name="T3">${</text:span>media<text:span text:style-name="T3">}</text:span><text:span text:style-name="T8">. Parabéns!`</text:span>)</text:p>
      <text:p text:style-name="P22">} <text:span text:style-name="T3">else</text:span> {</text:p>
      <text:p text:style-name="P22"><text:tab/>console.<text:span text:style-name="T9">log</text:span>(<text:span text:style-name="T8">`A média é menor que 5!`</text:span>)</text:p>
      <text:p text:style-name="P22">}</text:p>
      <text:p text:style-name="P16"/>
      <text:list xml:id="list232350412796298" text:continue-numbering="true" text:style-name="L9">
        <text:list-item>
          <text:p text:style-name="P30">Operadores relacionais e comparativos</text:p>
        </text:list-item>
      </text:list>
      <text:p text:style-name="P44"/>
      <text:p text:style-name="P31">Operadores de Comparação:</text:p>
      <text:p text:style-name="P45">&gt; maior</text:p>
      <text:p text:style-name="P45">&lt; menor</text:p>
      <text:p text:style-name="P45">&gt;= maior igual a</text:p>
      <text:p text:style-name="P45">&lt;= menor igual a</text:p>
      <text:p text:style-name="P45">== igual a</text:p>
      <text:p text:style-name="P45">=== igual e do mesmo tipo</text:p>
      <text:p text:style-name="P45"><text:soft-page-break/>!= diferente de</text:p>
      <text:p text:style-name="P45">!== diferente, inclusive do tipo</text:p>
      <text:p text:style-name="P45"/>
      <text:p text:style-name="P50">console.<text:span text:style-name="T9">log</text:span>( <text:span text:style-name="T12">5</text:span> <text:span text:style-name="T3">&gt;</text:span> <text:span text:style-name="T12">4</text:span> ) <text:span text:style-name="T14">//true</text:span></text:p>
      <text:p text:style-name="P22">console.<text:span text:style-name="T9">log</text:span>( <text:span text:style-name="T12">5</text:span> <text:span text:style-name="T3">&lt;</text:span> <text:span text:style-name="T12">4</text:span> ) <text:span text:style-name="T14">// false</text:span></text:p>
      <text:p text:style-name="P22">console.<text:span text:style-name="T9">log</text:span>( <text:span text:style-name="T12">5</text:span> <text:span text:style-name="T3">&gt;=</text:span> <text:span text:style-name="T12">4</text:span> ) <text:span text:style-name="T14">// true</text:span></text:p>
      <text:p text:style-name="P22">console.<text:span text:style-name="T9">log</text:span>( <text:span text:style-name="T12">4</text:span> <text:span text:style-name="T3">&lt;=</text:span> <text:span text:style-name="T12">4</text:span> ) <text:span text:style-name="T14">// true</text:span></text:p>
      <text:p text:style-name="P22">console.<text:span text:style-name="T9">log</text:span>( <text:span text:style-name="T12">4</text:span> <text:span text:style-name="T3">==</text:span> <text:span text:style-name="T8">"4"</text:span> ) <text:span text:style-name="T14">//true</text:span></text:p>
      <text:p text:style-name="P22">console.<text:span text:style-name="T9">log</text:span>( <text:span text:style-name="T12">4</text:span> <text:span text:style-name="T3">===</text:span> <text:span text:style-name="T8">"4"</text:span> ) <text:span text:style-name="T14">// false</text:span></text:p>
      <text:p text:style-name="P22">console.<text:span text:style-name="T9">log</text:span>( <text:span text:style-name="T12">4</text:span> <text:span text:style-name="T3">!=</text:span> <text:span text:style-name="T8">"5"</text:span> ) <text:span text:style-name="T14">// true</text:span></text:p>
      <text:p text:style-name="P19"><text:span text:style-name="T5">console.</text:span><text:span text:style-name="T9">log</text:span><text:span text:style-name="T5">( </text:span><text:span text:style-name="T12">4</text:span><text:span text:style-name="T5"> </text:span><text:span text:style-name="T3">!==</text:span><text:span text:style-name="T5"> </text:span><text:span text:style-name="T8">"5"</text:span><text:span text:style-name="T5"> ) </text:span><text:span text:style-name="T14">// true</text:span></text:p>
      <text:p text:style-name="P44"/>
      <text:p text:style-name="P44"/>
      <text:p text:style-name="P56">// verificar se a pessoa é maior igual a 18 anos</text:p>
      <text:p text:style-name="P24">// se sim, deixar entrar, se não, bloquear a entrada</text:p>
      <text:p text:style-name="P25"/>
      <text:p text:style-name="P22"><text:span text:style-name="T3">const</text:span> idade <text:span text:style-name="T3">=</text:span> <text:span text:style-name="T12">17</text:span></text:p>
      <text:p text:style-name="P22"><text:span text:style-name="T3">if</text:span>(idade <text:span text:style-name="T3">&gt;=</text:span> <text:span text:style-name="T12">18</text:span>){</text:p>
      <text:p text:style-name="P22"><text:tab/>console.<text:span text:style-name="T9">log</text:span>(<text:span text:style-name="T8">`Deixar entrar!`</text:span>)</text:p>
      <text:p text:style-name="P22">} <text:span text:style-name="T3">else</text:span> {</text:p>
      <text:p text:style-name="P22"><text:tab/>console.<text:span text:style-name="T9">log</text:span>(<text:span text:style-name="T8">`Entrada bloqueada!`</text:span>)</text:p>
      <text:p text:style-name="P22">}</text:p>
      <text:p text:style-name="P25"/>
      <text:p text:style-name="P24">// se a pessoa tiver 17 anos, avisar para voltar quando fizer 18 anos</text:p>
      <text:p text:style-name="P22"><text:span text:style-name="T3">if</text:span>(idade <text:span text:style-name="T3">===</text:span> <text:span text:style-name="T12">17</text:span>){</text:p>
      <text:p text:style-name="P22"><text:tab/>console.<text:span text:style-name="T9">log</text:span>(<text:span text:style-name="T8">`Volte quando tiver 18 anos!`</text:span>)</text:p>
      <text:p text:style-name="P19"><text:span text:style-name="T5">}</text:span></text:p>
      <text:p text:style-name="P44"/>
      <text:list xml:id="list232351847205100" text:continue-numbering="true" text:style-name="L9">
        <text:list-item>
          <text:p text:style-name="P30">Operadores lógicos e aritméticos</text:p>
        </text:list-item>
      </text:list>
      <text:p text:style-name="P46"/>
      <text:p text:style-name="P33">Operadores Lógicos:</text:p>
      <text:p text:style-name="P46">&amp;&amp; “E” As duas condições devem ser verdadeiras para que a condição final seja verdadeira.</text:p>
      <text:p text:style-name="P46">|| “OU” Uma das condições deve ser verdadeira para que a condição final seja verdadeira.</text:p>
      <text:p text:style-name="P46">! “NÃO” <text:span text:style-name="T16">Nega uma condição.</text:span></text:p>
      <text:p text:style-name="P46"/>
      <text:p text:style-name="P51">console.<text:span text:style-name="T9">log</text:span>( <text:span text:style-name="T12">5</text:span> <text:span text:style-name="T3">==</text:span> <text:span text:style-name="T12">5</text:span> <text:span text:style-name="T3">&amp;&amp;</text:span> <text:span text:style-name="T12">6</text:span> <text:span text:style-name="T3">==</text:span> <text:span text:style-name="T12">6</text:span> ) <text:span text:style-name="T14">// true</text:span></text:p>
      <text:p text:style-name="P22">console.<text:span text:style-name="T9">log</text:span>( <text:span text:style-name="T12">5</text:span> <text:span text:style-name="T3">==</text:span> <text:span text:style-name="T12">5</text:span> <text:span text:style-name="T3">&amp;&amp;</text:span> <text:span text:style-name="T12">6</text:span> <text:span text:style-name="T3">!=</text:span> <text:span text:style-name="T12">6</text:span> ) <text:span text:style-name="T14">// false</text:span></text:p>
      <text:p text:style-name="P25"/>
      <text:p text:style-name="P22">console.<text:span text:style-name="T9">log</text:span>( <text:span text:style-name="T12">5</text:span> <text:span text:style-name="T3">==</text:span> <text:span text:style-name="T12">5</text:span> <text:span text:style-name="T3">||</text:span> <text:span text:style-name="T12">6</text:span> <text:span text:style-name="T3">==</text:span> <text:span text:style-name="T12">6</text:span> ) <text:span text:style-name="T14">// true</text:span></text:p>
      <text:p text:style-name="P22">console.<text:span text:style-name="T9">log</text:span>( <text:span text:style-name="T12">5</text:span> <text:span text:style-name="T3">==</text:span> <text:span text:style-name="T12">5</text:span> <text:span text:style-name="T3">||</text:span> <text:span text:style-name="T12">6</text:span> <text:span text:style-name="T3">!=</text:span> <text:span text:style-name="T12">6</text:span> ) <text:span text:style-name="T14">// true</text:span></text:p>
      <text:p text:style-name="P25"/>
      <text:p text:style-name="P22">console.<text:span text:style-name="T9">log</text:span>( <text:span text:style-name="T3">!</text:span>(<text:span text:style-name="T12">5</text:span> <text:span text:style-name="T3">&gt;</text:span> <text:span text:style-name="T12">6</text:span>) ) <text:span text:style-name="T14">// true</text:span></text:p>
      <text:p text:style-name="P19"><text:span text:style-name="T5">console.</text:span><text:span text:style-name="T9">log</text:span><text:span text:style-name="T5">( </text:span><text:span text:style-name="T3">!</text:span><text:span text:style-name="T5">(</text:span><text:span text:style-name="T12">5</text:span><text:span text:style-name="T5"> </text:span><text:span text:style-name="T3">&lt;</text:span><text:span text:style-name="T5"> </text:span><text:span text:style-name="T12">6</text:span><text:span text:style-name="T5">) ) </text:span><text:span text:style-name="T14">// false</text:span></text:p>
      <text:p text:style-name="P46"/>
      <text:p text:style-name="P46"/>
      <text:p text:style-name="P51"><text:soft-page-break/><text:span text:style-name="T3">const</text:span> idade <text:span text:style-name="T3">=</text:span> <text:span text:style-name="T12">16</text:span></text:p>
      <text:p text:style-name="P22"><text:span text:style-name="T3">if</text:span>(<text:span text:style-name="T3">!</text:span>(idade <text:span text:style-name="T3">&gt;=</text:span> <text:span text:style-name="T12">18</text:span>) <text:span text:style-name="T3">||</text:span> (idade <text:span text:style-name="T3">===</text:span> <text:span text:style-name="T12">17</text:span>)){</text:p>
      <text:p text:style-name="P22"><text:tab/>console.<text:span text:style-name="T9">log</text:span>(<text:span text:style-name="T8">`Entrada bloqueada!`</text:span>)</text:p>
      <text:p text:style-name="P22">} <text:span text:style-name="T3">else</text:span> {</text:p>
      <text:p text:style-name="P22"><text:tab/>console.<text:span text:style-name="T9">log</text:span>(<text:span text:style-name="T8">`Deixar entrar!`</text:span>)</text:p>
      <text:p text:style-name="P19"><text:span text:style-name="T5">}</text:span></text:p>
      <text:p text:style-name="P46"/>
      <text:p text:style-name="P32">Operadores Aritméticos:</text:p>
      <text:p text:style-name="P47">* Multiplicação</text:p>
      <text:p text:style-name="P47">/ Divisão</text:p>
      <text:p text:style-name="P47">% Resto da divisão</text:p>
      <text:p text:style-name="P47">+ Adição</text:p>
      <text:p text:style-name="P47">- Subtração</text:p>
      <text:p text:style-name="P47"/>
      <text:p text:style-name="P52">console.<text:span text:style-name="T9">log</text:span>( <text:span text:style-name="T12">2</text:span> <text:span text:style-name="T3">*</text:span> <text:span text:style-name="T12">2</text:span>) <text:span text:style-name="T14">// 4</text:span></text:p>
      <text:p text:style-name="P22">console.<text:span text:style-name="T9">log</text:span>( <text:span text:style-name="T12">2</text:span> <text:span text:style-name="T3">/</text:span> <text:span text:style-name="T12">2</text:span>) <text:span text:style-name="T14">// 1</text:span></text:p>
      <text:p text:style-name="P22">console.<text:span text:style-name="T9">log</text:span>( <text:span text:style-name="T12">2</text:span> <text:span text:style-name="T3">%</text:span> <text:span text:style-name="T12">1.5</text:span>) <text:span text:style-name="T14">// 0.5</text:span></text:p>
      <text:p text:style-name="P22">console.<text:span text:style-name="T9">log</text:span>( <text:span text:style-name="T12">2</text:span> <text:span text:style-name="T3">+</text:span> <text:span text:style-name="T12">2</text:span>) <text:span text:style-name="T14">// 4</text:span></text:p>
      <text:p text:style-name="P19"><text:span text:style-name="T5">console.</text:span><text:span text:style-name="T9">log</text:span><text:span text:style-name="T5">( </text:span><text:span text:style-name="T12">2</text:span><text:span text:style-name="T5"> </text:span><text:span text:style-name="T3">-</text:span><text:span text:style-name="T5"> </text:span><text:span text:style-name="T12">2</text:span><text:span text:style-name="T5">) </text:span><text:span text:style-name="T14">// 0</text:span></text:p>
      <text:p text:style-name="P46"/>
      <text:list xml:id="list232350960447318" text:continue-numbering="true" text:style-name="L9">
        <text:list-item>
          <text:p text:style-name="P30">Desafio 1-1</text:p>
        </text:list-item>
      </text:list>
      <text:p text:style-name="P48"/>
      <text:p text:style-name="P34">Cálculo de IMC</text:p>
      <text:p text:style-name="P48">Crie um programa para calcular o IMC e nível de obesidade de uma pessoa.</text:p>
      <text:p text:style-name="P48">Comece criando constantes para armazenar o nome, peso, altura e sexo de uma pessoa, por exemplo:</text:p>
      <text:p text:style-name="P48">const nome = "Carlos";</text:p>
      <text:p text:style-name="P48">const peso = 84;</text:p>
      <text:p text:style-name="P48">const altura = 1.88;</text:p>
      <text:p text:style-name="P48">A partir desses dados armazene em uma constante chamada imc o cálculo do índice de massa corporal definido pela fórmula abaixo:</text:p>
      <text:p text:style-name="P48">peso / (altura * altura);</text:p>
      <text:p text:style-name="P48">Baseado no valor obtido através desse cálculo exiba as seguintes mensagens:</text:p>
      <text:p text:style-name="P48">SE o IMC maior ou igual a 30: Carlos você está acima do peso;</text:p>
      <text:p text:style-name="P48">SE o IMC menor que 29.9: Carlos você não está acima do peso;</text:p>
      <text:p text:style-name="P48"/>
      <text:p text:style-name="P55"><text:span text:style-name="T3">const</text:span> nome <text:span text:style-name="T3">=</text:span> <text:span text:style-name="T8">'Thiago Carlos'</text:span></text:p>
      <text:p text:style-name="P22"><text:span text:style-name="T3">const</text:span> peso <text:span text:style-name="T3">=</text:span> <text:span text:style-name="T12">92</text:span></text:p>
      <text:p text:style-name="P22"><text:span text:style-name="T3">const</text:span> altura <text:span text:style-name="T3">=</text:span> <text:span text:style-name="T12">1.86</text:span></text:p>
      <text:p text:style-name="P22"><text:span text:style-name="T3">let</text:span> mensagem <text:span text:style-name="T3">=</text:span> <text:span text:style-name="T8">``</text:span></text:p>
      <text:p text:style-name="P22"><text:span text:style-name="T3">let</text:span> imc <text:span text:style-name="T3">=</text:span> (peso <text:span text:style-name="T3">/</text:span> (altura <text:span text:style-name="T3">*</text:span> altura))</text:p>
      <text:p text:style-name="P22"><text:span text:style-name="T3">if</text:span>(imc <text:span text:style-name="T3">&gt;=</text:span> <text:span text:style-name="T12">30</text:span>){</text:p>
      <text:p text:style-name="P22"><text:tab/>mensagem <text:span text:style-name="T3">=</text:span> <text:span text:style-name="T8">`</text:span><text:span text:style-name="T3">${</text:span>nome<text:span text:style-name="T3">}</text:span><text:span text:style-name="T8"> você está acima do peso!`</text:span></text:p>
      <text:p text:style-name="P22">} <text:span text:style-name="T3">else</text:span> {</text:p>
      <text:p text:style-name="P22"><text:tab/>mensagem <text:span text:style-name="T3">=</text:span> <text:span text:style-name="T8">`</text:span><text:span text:style-name="T3">${</text:span>nome<text:span text:style-name="T3">}</text:span><text:span text:style-name="T8"> você não está acima do peso!`</text:span></text:p>
      <text:p text:style-name="P22">}</text:p>
      <text:p text:style-name="P19"><text:span text:style-name="T5">console.</text:span><text:span text:style-name="T9">log</text:span><text:span text:style-name="T5">(mensagem)</text:span></text:p>
      <text:p text:style-name="P48"><text:soft-page-break/></text:p>
      <text:p text:style-name="P48"/>
      <text:p text:style-name="P34">Cálculo de aposentadoria</text:p>
      <text:p text:style-name="P48">Crie um programa para calcular a aposentadoria de uma pessoa.</text:p>
      <text:p text:style-name="P48">Obs.: Esse cálculo é fictício, dentro da aposentadoria existem muitos outros fatores para serem levados em conta :)</text:p>
      <text:p text:style-name="P48">Comece criando constantes para armazenar nome, sexo, idade e contribuicao(em anos), por exemplo:</text:p>
      <text:p text:style-name="P48">const nome = "Silvana";</text:p>
      <text:p text:style-name="P48">const sexo = "F";</text:p>
      <text:p text:style-name="P48">const idade = 48;</text:p>
      <text:p text:style-name="P48">const contribuicao = 23;</text:p>
      <text:p text:style-name="P48">Baseado nos valores acima utilize as fórmulas a seguir para calcular se a pessoa está apta ou não para se aposentar e no fim imprima uma mensagem em tela.</text:p>
      <text:p text:style-name="P48">O tempo de contribuição mínimo para homens é de 35 anos e, para mulheres, 30 anos;</text:p>
      <text:p text:style-name="P48">Utilizando a regra 85-95, a soma da idade com o tempo de contribuição do homem precisa ser de no mínimo 95 anos, enquanto a mulher precisa ter no mínimo 85 anos na soma;</text:p>
      <text:p text:style-name="P48">Com base nas regras acima imprima na tela as mensagens:</text:p>
      <text:p text:style-name="P48">SE a pessoa estiver aposentada: Silvana, você pode se aposentar!;</text:p>
      <text:p text:style-name="P48">SE a pessoa NÃO estiver aposentada: Silvana, você ainda não pode se aposentar!;</text:p>
      <text:p text:style-name="P48"/>
      <text:p text:style-name="P53"><text:span text:style-name="T3">const</text:span> nome <text:span text:style-name="T3">=</text:span> <text:span text:style-name="T8">'Thiago Carlos'</text:span></text:p>
      <text:p text:style-name="P22"><text:span text:style-name="T3">const</text:span> sexo <text:span text:style-name="T3">=</text:span> <text:span text:style-name="T8">'F'</text:span></text:p>
      <text:p text:style-name="P22"><text:span text:style-name="T3">const</text:span> idade <text:span text:style-name="T3">=</text:span> <text:span text:style-name="T12">54</text:span></text:p>
      <text:p text:style-name="P22"><text:span text:style-name="T3">const</text:span> contribuicao <text:span text:style-name="T3">=</text:span> <text:span text:style-name="T12">30</text:span></text:p>
      <text:p text:style-name="P22"><text:span text:style-name="T3">const</text:span> calculoContribuicao <text:span text:style-name="T3">=</text:span> contribuicao <text:span text:style-name="T3">+</text:span> idade</text:p>
      <text:p text:style-name="P22"><text:span text:style-name="T3">let</text:span> mensagem <text:span text:style-name="T3">=</text:span> <text:span text:style-name="T8">``</text:span></text:p>
      <text:p text:style-name="P25"/>
      <text:p text:style-name="P22"><text:span text:style-name="T3">const</text:span> aposentadoriaHomem <text:span text:style-name="T3">=</text:span> sexo <text:span text:style-name="T3">==</text:span> <text:span text:style-name="T8">'M'</text:span> <text:span text:style-name="T3">&amp;&amp;</text:span> contribuicao <text:span text:style-name="T3">&gt;=</text:span> <text:span text:style-name="T12">35</text:span> <text:span text:style-name="T3">&amp;&amp;</text:span> calculoContribuicao <text:span text:style-name="T3">&gt;=</text:span> <text:span text:style-name="T12">95</text:span></text:p>
      <text:p text:style-name="P22"><text:span text:style-name="T3">const</text:span> aposentadoriaMulher <text:span text:style-name="T3">=</text:span> sexo <text:span text:style-name="T3">==</text:span> <text:span text:style-name="T8">'F'</text:span> <text:span text:style-name="T3">&amp;&amp;</text:span> contribuicao <text:span text:style-name="T3">&gt;=</text:span> <text:span text:style-name="T12">30</text:span> <text:span text:style-name="T3">&amp;&amp;</text:span> calculoContribuicao <text:span text:style-name="T3">&gt;=</text:span> <text:span text:style-name="T12">85</text:span></text:p>
      <text:p text:style-name="P25"/>
      <text:p text:style-name="P22"><text:span text:style-name="T3">if</text:span>(aposentadoriaHomem <text:span text:style-name="T3">||</text:span> aposentadoriaMulher){</text:p>
      <text:p text:style-name="P22"><text:tab/>mensagem <text:span text:style-name="T3">=</text:span> <text:span text:style-name="T8">`</text:span><text:span text:style-name="T3">${</text:span>nome<text:span text:style-name="T3">}</text:span><text:span text:style-name="T8"> você pode se aposentar!`</text:span></text:p>
      <text:p text:style-name="P22">} <text:span text:style-name="T3">else</text:span> {</text:p>
      <text:p text:style-name="P22"><text:tab/>mensagem <text:span text:style-name="T3">=</text:span> <text:span text:style-name="T8">`</text:span><text:span text:style-name="T3">${</text:span>nome<text:span text:style-name="T3">}</text:span><text:span text:style-name="T8"> você não pode se aposentar!`</text:span></text:p>
      <text:p text:style-name="P22">}</text:p>
      <text:p text:style-name="P25"/>
      <text:p text:style-name="P19"><text:span text:style-name="T5">console.</text:span><text:span text:style-name="T9">log</text:span><text:span text:style-name="T5">(mensagem)</text:span></text:p>
      <text:p text:style-name="P48"/>
      <text:list xml:id="list232351245099171" text:continue-numbering="true" text:style-name="L9">
        <text:list-item>
          <text:p text:style-name="P30">Objetos</text:p>
        </text:list-item>
      </text:list>
      <text:p text:style-name="P35">gsdfgsdfgsdfgsdfgsdfgsdfgsdfgsdfgsdfgsdfgsdfgsdfgsdfgsdfgsdfgsdf</text:p>
      <text:list xml:id="list232351892071820" text:continue-numbering="true" text:style-name="L9">
        <text:list-item>
          <text:p text:style-name="P59">Vetores</text:p>
        </text:list-item>
        <text:list-item>
          <text:p text:style-name="P60"><text:soft-page-break/>Desafio 1-2</text:p>
        </text:list-item>
        <text:list-item>
          <text:p text:style-name="P60">Funções e métodos</text:p>
        </text:list-item>
        <text:list-item>
          <text:p text:style-name="P60">Estrutura de repetição</text:p>
        </text:list-item>
        <text:list-item>
          <text:p text:style-name="P60">Escopos</text:p>
        </text:list-item>
        <text:list-item>
          <text:p text:style-name="P60">Desafio 1-3</text:p>
        </text:list-item>
        <text:list-item>
          <text:p text:style-name="P60">Boleanos</text:p>
        </text:list-item>
        <text:list-item>
          <text:p text:style-name="P60">Organização, padronização e escrita</text:p>
        </text:list-item>
        <text:list-item>
          <text:p text:style-name="P60">Desafio 1-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background-color="#8e86a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0-21T23:23:49.937425344</dc:date>
    <meta:editing-duration>PT29M40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9" meta:paragraph-count="265" meta:word-count="1428" meta:character-count="8223" meta:non-whitespace-character-count="7145"/>
  </office:meta>
</office:document-meta>
</file>